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361" officeooo:paragraph-rsid="001ea361"/>
    </style:style>
    <style:style style:name="P2" style:family="paragraph" style:parent-style-name="Standard">
      <style:text-properties officeooo:rsid="00203afe" officeooo:paragraph-rsid="00203afe"/>
    </style:style>
    <style:style style:name="P3" style:family="paragraph" style:parent-style-name="Standard">
      <style:text-properties officeooo:rsid="00219ca1" officeooo:paragraph-rsid="00219ca1"/>
    </style:style>
    <style:style style:name="T1" style:family="text">
      <style:text-properties officeooo:rsid="00219ca1"/>
    </style:style>
    <style:style style:name="T2" style:family="text">
      <style:text-properties officeooo:rsid="00225f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1"/>
      <text:p text:style-name="P2">We have successfully implemented Convolutional Neural Network model for the task of route attractivity score estimation. We have enhanced the initial dataset of scored edges and nodes with downloaded Google Street View images and generated neighborhood vectors aggregated from Open Street Maps. <text:span text:style-name="T1">We have experimented with various CNN model designs as well as with methods of generating and augmenting imagery dataset.</text:span></text:p>
      <text:p text:style-name="P2"/>
      <text:p text:style-name="P3">We tested various setting combinations extensively comparing the results with k-fold cross-validation. We report the best model achieving <text:span text:style-name="T2">mean squared error measurement of 0.076 +/- 0.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3:46:41.581004849</meta:creation-date>
    <dc:date>2017-06-29T15:58:36.275981142</dc:date>
    <meta:editing-duration>PT11M22S</meta:editing-duration>
    <meta:editing-cycles>4</meta:editing-cycles>
    <meta:generator>LibreOffice/5.1.6.2$Linux_X86_64 LibreOffice_project/10m0$Build-2</meta:generator>
    <meta:document-statistic meta:table-count="0" meta:image-count="0" meta:object-count="0" meta:page-count="1" meta:paragraph-count="3" meta:word-count="88" meta:character-count="614" meta:non-whitespace-character-count="529"/>
  </office:meta>
</office:document-meta>
</file>